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5"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8" style:family="paragraph" style:parent-style-name="Standard">
      <style:text-properties style:font-name="Verdana" fo:font-size="10pt" officeooo:rsid="000c652e" style:font-size-asian="10pt" style:font-size-complex="10pt"/>
    </style:style>
    <style:style style:name="P19" style:family="paragraph" style:parent-style-name="Standard">
      <style:text-properties style:font-name="Verdana" fo:font-size="10pt" officeooo:rsid="000c652e" officeooo:paragraph-rsid="000c652e" style:font-size-asian="10pt" style:font-size-complex="10pt"/>
    </style:style>
    <style:style style:name="P20" style:family="paragraph" style:parent-style-name="Standard">
      <style:text-properties style:font-name="Verdana" fo:font-size="10pt" officeooo:rsid="000d2624" officeooo:paragraph-rsid="000d2624" style:font-size-asian="10pt" style:font-size-complex="10pt"/>
    </style:style>
    <style:style style:name="P21" style:family="paragraph" style:parent-style-name="Standard">
      <style:text-properties style:font-name="Verdana" fo:font-size="10pt" officeooo:rsid="0029dc11" officeooo:paragraph-rsid="0029dc11" style:font-size-asian="10pt" style:font-size-complex="10pt"/>
    </style:style>
    <style:style style:name="P22" style:family="paragraph" style:parent-style-name="Standard">
      <style:text-properties style:font-name="Verdana" fo:font-size="10pt" officeooo:rsid="000eb62b" officeooo:paragraph-rsid="000eb62b" style:font-size-asian="10pt" style:font-size-complex="10pt"/>
    </style:style>
    <style:style style:name="P23" style:family="paragraph" style:parent-style-name="Standard">
      <style:text-properties style:font-name="Verdana" fo:font-size="10pt" officeooo:rsid="000f18d9" officeooo:paragraph-rsid="000eb62b" style:font-size-asian="10pt" style:font-size-complex="10pt"/>
    </style:style>
    <style:style style:name="P24" style:family="paragraph" style:parent-style-name="Standard">
      <style:text-properties style:font-name="Verdana" fo:font-size="10pt" officeooo:rsid="000f18d9" officeooo:paragraph-rsid="001e817d" style:font-size-asian="10pt" style:font-size-complex="10pt"/>
    </style:style>
    <style:style style:name="P25" style:family="paragraph" style:parent-style-name="Standard">
      <style:text-properties style:font-name="Verdana" fo:font-size="10pt" officeooo:rsid="001426d4" officeooo:paragraph-rsid="001426d4" style:font-size-asian="10pt" style:font-size-complex="10pt"/>
    </style:style>
    <style:style style:name="P26" style:family="paragraph" style:parent-style-name="Standard">
      <style:text-properties style:font-name="Verdana" fo:font-size="10pt" officeooo:rsid="0018690b" officeooo:paragraph-rsid="000d2624" style:font-size-asian="10pt" style:font-size-complex="10pt"/>
    </style:style>
    <style:style style:name="P27" style:family="paragraph" style:parent-style-name="Standard">
      <style:text-properties style:font-name="Verdana" fo:font-size="10pt" officeooo:rsid="0018690b" officeooo:paragraph-rsid="0046e0cf" style:font-size-asian="10pt" style:font-size-complex="10pt"/>
    </style:style>
    <style:style style:name="P28" style:family="paragraph" style:parent-style-name="Standard">
      <style:text-properties style:font-name="Verdana" fo:font-size="10pt" officeooo:rsid="0026e3a7" officeooo:paragraph-rsid="0026e3a7" style:font-size-asian="10pt" style:font-size-complex="10pt"/>
    </style:style>
    <style:style style:name="P29" style:family="paragraph" style:parent-style-name="Standard">
      <style:text-properties style:font-name="Verdana" fo:font-size="10pt" officeooo:rsid="0026e3a7" officeooo:paragraph-rsid="0028593f" style:font-size-asian="10pt" style:font-size-complex="10pt"/>
    </style:style>
    <style:style style:name="P30" style:family="paragraph" style:parent-style-name="Standard">
      <style:text-properties style:font-name="Verdana" fo:font-size="10pt" officeooo:rsid="0028593f" officeooo:paragraph-rsid="0028593f" style:font-size-asian="10pt" style:font-size-complex="10pt"/>
    </style:style>
    <style:style style:name="P31" style:family="paragraph" style:parent-style-name="Standard">
      <style:text-properties style:font-name="Verdana" fo:font-size="10pt" officeooo:rsid="00311da1" officeooo:paragraph-rsid="00311da1" style:font-size-asian="10pt" style:font-size-complex="10pt"/>
    </style:style>
    <style:style style:name="P32" style:family="paragraph" style:parent-style-name="Standard">
      <style:text-properties style:font-name="Verdana" fo:font-size="10pt" officeooo:rsid="0033738b" officeooo:paragraph-rsid="0033738b" style:font-size-asian="10pt" style:font-size-complex="10pt"/>
    </style:style>
    <style:style style:name="P33" style:family="paragraph" style:parent-style-name="Standard">
      <style:text-properties style:font-name="Verdana" fo:font-size="10pt" officeooo:rsid="0043bce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c2c42" officeooo:paragraph-rsid="0046e0cf"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0"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1"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2"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3"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4"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5"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6"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7"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48"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49"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0"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1"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2"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3"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4"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5"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6"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7"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58"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59"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0"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1"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2"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28eaaa" officeooo:paragraph-rsid="0028eaaa" style:font-size-asian="10pt" style:font-weight-asian="normal" style:font-size-complex="10pt" style:font-weight-complex="normal"/>
    </style:style>
    <style:style style:name="P72"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3"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4"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5"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6"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7"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8"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79"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0" style:family="paragraph" style:parent-style-name="Standard" style:list-style-name="L1">
      <style:text-properties style:font-name="Verdana" fo:font-size="10pt" officeooo:rsid="000c652e" officeooo:paragraph-rsid="000c652e" style:font-size-asian="10pt" style:font-size-complex="10pt"/>
    </style:style>
    <style:style style:name="P81" style:family="paragraph" style:parent-style-name="Standard">
      <style:text-properties style:font-name="Verdana" fo:font-size="10pt" officeooo:rsid="004a7450" officeooo:paragraph-rsid="004a7450" style:font-size-asian="10pt" style:font-size-complex="10pt"/>
    </style:style>
    <style:style style:name="P82" style:family="paragraph" style:parent-style-name="Standard">
      <style:text-properties style:font-name="Verdana" fo:font-size="10pt" officeooo:rsid="004a7450" officeooo:paragraph-rsid="0046e0cf" style:font-size-asian="10pt" style:font-size-complex="10pt"/>
    </style:style>
    <style:style style:name="P83" style:family="paragraph" style:parent-style-name="Standard">
      <style:text-properties style:font-name="Verdana" fo:font-size="10pt" officeooo:rsid="005299b5" officeooo:paragraph-rsid="005299b5" style:font-size-asian="10pt" style:font-size-complex="10pt"/>
    </style:style>
    <style:style style:name="P84" style:family="paragraph" style:parent-style-name="Standard">
      <style:text-properties style:font-name="Verdana" fo:font-size="10pt" officeooo:rsid="005390da" officeooo:paragraph-rsid="005390da" style:font-size-asian="10pt" style:font-size-complex="10pt"/>
    </style:style>
    <style:style style:name="P85" style:family="paragraph" style:parent-style-name="Standard">
      <style:text-properties style:font-name="Verdana" fo:font-size="10pt" officeooo:rsid="003c2c42" officeooo:paragraph-rsid="00553a0e" style:font-size-asian="10pt" style:font-size-complex="10pt"/>
    </style:style>
    <style:style style:name="P86" style:family="paragraph" style:parent-style-name="Standard">
      <style:text-properties style:font-name="Verdana" fo:font-size="10pt" officeooo:rsid="005b4995" officeooo:paragraph-rsid="005b4995" style:font-size-asian="10pt" style:font-size-complex="10pt"/>
    </style:style>
    <style:style style:name="P87"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fo:font-style="normal" officeooo:rsid="0058cbdd" style:font-style-asian="normal" style:font-style-complex="normal"/>
    </style:style>
    <style:style style:name="T25" style:family="text">
      <style:text-properties officeooo:rsid="004a7450"/>
    </style:style>
    <style:style style:name="T26" style:family="text">
      <style:text-properties officeooo:rsid="004bf41c"/>
    </style:style>
    <style:style style:name="T27" style:family="text">
      <style:text-properties officeooo:rsid="004ef69a"/>
    </style:style>
    <style:style style:name="T28" style:family="text">
      <style:text-properties officeooo:rsid="00516739"/>
    </style:style>
    <style:style style:name="T29" style:family="text">
      <style:text-properties officeooo:rsid="005299b5"/>
    </style:style>
    <style:style style:name="T30" style:family="text">
      <style:text-properties officeooo:rsid="005390da"/>
    </style:style>
    <style:style style:name="T31" style:family="text">
      <style:text-properties officeooo:rsid="00553a0e"/>
    </style:style>
    <style:style style:name="T32" style:family="text">
      <style:text-properties officeooo:rsid="0057bbbe"/>
    </style:style>
    <style:style style:name="T33" style:family="text">
      <style:text-properties officeooo:rsid="005a1a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8"/>
      <text:p text:style-name="P19">Framework differs from Executive in several fundamental ways :</text:p>
      <text:p text:style-name="P19"/>
      <text:list xml:id="list5986042636244935345" text:style-name="L1">
        <text:list-item>
          <text:p text:style-name="P80">The system maintains a list of classes and is responsible for instantiating them and creating subclasses.</text:p>
        </text:list-item>
        <text:list-item>
          <text:p text:style-name="P80">The objects are simply a big pile of objects. </text:p>
        </text:list-item>
        <text:list-item>
          <text:p text:style-name="P80">They are grouped together only using tags and similar, they are not grouped by Executive. So an object can talk to a different object.</text:p>
        </text:list-item>
        <text:list-item>
          <text:p text:style-name="P80">The Executive is an object in itself and a wrapper for a collection.</text:p>
        </text:list-item>
      </text:list>
      <text:p text:style-name="P19"/>
      <text:p text:style-name="P39">&lt;void&gt; Framework:registerClass(className &lt;string&gt;, classPrototype &lt;<text:span text:style-name="T17">string/table</text:span>&gt;)</text:p>
      <text:p text:style-name="P39"/>
      <text:p text:style-name="P19">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9"/>
      <text:p text:style-name="P40">&lt;object&gt; Framework:createClass(className &lt;string&gt;, [ superClass &lt;<text:span text:style-name="T9">string/</text:span>object&gt;])</text:p>
      <text:p text:style-name="P40"/>
      <text:p text:style-name="P20">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0"/>
      <text:p text:style-name="P40">&lt;object&gt; Framework:new(className &lt;string/object&gt;, [data &lt;table&gt;])</text:p>
      <text:p text:style-name="P20"/>
      <text:p text:style-name="P2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0"/>
      <text:p text:style-name="P40">&lt;object&gt; Framework:delete(object &lt;object&gt;)</text:p>
      <text:p text:style-name="P40"/>
      <text:p text:style-name="P20">Firstly, this calls the objects destructor, if it exists, then it removes all its entries from its tagging indices, checking that it was tagged as “frameworkObject”. The object is then marked as dead. </text:p>
      <text:p text:style-name="P20"/>
      <text:p text:style-name="P41">&lt;object&gt; Framework:convert(object &lt;object&gt;, [data &lt;table&gt;])</text:p>
      <text:p text:style-name="P40"/>
      <text:p text:style-name="P2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0"/>
      <text:p text:style-name="P42">&lt;void&gt; Framework:<text:span text:style-name="T11">set</text:span>EnterFrame<text:span text:style-name="T11">Enabled</text:span>(isEnabled &lt;boolean&gt;)</text:p>
      <text:p text:style-name="P21"/>
      <text:p text:style-name="P21">Enable/disable the enterFrame tick. Stopping this effectively freezes everything.</text:p>
      <text:p text:style-name="P21"/>
      <text:p text:style-name="P32"/>
      <text:p text:style-name="P75">&lt;void&gt; Framework:name(<text:span text:style-name="T16">object &lt;object&gt;,</text:span>string &lt;name&gt;)</text:p>
      <text:p text:style-name="P51"/>
      <text:p text:style-name="P32">Give the current object a name, should be unique. Removed when the object is deleted. Names are standard identifiers. Accessible via Framework.fw and &lt;object&gt;.fw which are standard on all objects.</text:p>
      <text:p text:style-name="P32"/>
      <text:p text:style-name="P44">&lt;void&gt; Framework:addObjectMethod(methodName &lt;string&gt;, methodEntity &lt;?&gt;) </text:p>
      <text:p text:style-name="P43"/>
      <text:p text:style-name="P22">Adds a value, table or function (usually the latter) to the Framework:ObjectMembers table.</text:p>
      <text:p text:style-name="P22"/>
      <text:p text:style-name="P43">&lt;void&gt; Framework:tag(object &lt;object&gt;,tagName &lt;string&gt;, command &lt;number&gt;)</text:p>
      <text:p text:style-name="P43"/>
      <text:p text:style-name="P2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3"/>
      <text:p text:style-name="P45">&lt;void&gt; Framework:perform(objectTable &lt;table&gt;, method &lt;string&gt;, [p1,p2,p3])</text:p>
      <text:p text:style-name="P45"/>
      <text:p text:style-name="P25">Calls the named method on all objects in the table (note, hash not an array) with up to three parameters. The parameters are done this way to avoid unpack() which is present in the executive equivalent.</text:p>
      <text:p text:style-name="P25"/>
      <text:p text:style-name="P3">Object me<text:span text:style-name="T5">thods/members</text:span></text:p>
      <text:p text:style-name="P3"/>
      <text:p text:style-name="P60">Most object members and methods are short hooks to Framework methods.</text:p>
      <text:p text:style-name="P60"/>
      <text:p text:style-name="P40">&lt;boolean&gt; OBJECT:isAlive() </text:p>
      <text:p text:style-name="P40"/>
      <text:p text:style-name="P20">Returns true if the object is actually alive, <text:span text:style-name="T3">i.e. has not been deleted.</text:span></text:p>
      <text:p text:style-name="P20"/>
      <text:p text:style-name="P40">&lt;void&gt; OBJECT:delete() </text:p>
      <text:p text:style-name="P40"/>
      <text:p text:style-name="P20"><text:span text:style-name="T5">L</text:span>inks to Framework:delete(). </text:p>
      <text:p text:style-name="P26"/>
      <text:p text:style-name="P47">&lt;<text:span text:style-name="T6">object&gt;</text:span> OBJECT:tag(tags &lt;string&gt;)</text:p>
      <text:p text:style-name="P47"/>
      <text:p text:style-name="P72">Tags or removes tags. The string is a sequence of tags, seperated by commas, prefixed by + or – to indicate addition or removal. The default operation is addition, so the + is optional. <text:s/>The method is chainable.</text:p>
      <text:p text:style-name="P52"/>
      <text:p text:style-name="P52">&lt;void&gt; <text:span text:style-name="T16">OBJECT</text:span>:name(string &lt;name&gt;)</text:p>
      <text:p text:style-name="P52"/>
      <text:p text:style-name="P73">Links to Framework:name()</text:p>
      <text:p text:style-name="P52"/>
      <text:p text:style-name="P4">Object required handlers</text:p>
      <text:p text:style-name="P4"/>
      <text:p text:style-name="P55"><text:span text:style-name="T4">OBJECT:</text:span>onEnterFrame(deltaTime &lt;number&gt;)</text:p>
      <text:p text:style-name="P55"/>
      <text:p text:style-name="P61">Any object tagged “enterFrameHandler” receives a call to onEnterFrame, passing an elapsed time <text:span text:style-name="T12">in seconds.</text:span></text:p>
      <text:p text:style-name="P61"/>
      <text:p text:style-name="P5"/>
      <text:p text:style-name="P76">Queries</text:p>
      <text:p text:style-name="P5"/>
      <text:p text:style-name="P62">Queries are a seperate source file but are not an object ; it adds Framework.query() and the mixin function to the Framework global.</text:p>
      <text:p text:style-name="P62"/>
      <text:p text:style-name="P46">&lt;number&gt;,&lt;table&gt; Framework:query(query &lt;string&gt;)</text:p>
      <text:p text:style-name="P47">&lt;number&gt;,&lt;table&gt; <text:span text:style-name="T14">OBJECT</text:span>:query(query &lt;string&gt;)</text:p>
      <text:p text:style-name="P53"/>
      <text:p text:style-name="P24">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0"/>
      <text:p text:style-name="P6">Messages</text:p>
      <text:p text:style-name="P6"/>
      <text:p text:style-name="P63">Messages are implemented as a seperate object, and sent asynchronously on an enterFrame event (messages is tagged 'enterFrameHandler' and its handler dispatches the messages).</text:p>
      <text:p text:style-name="P63"/>
      <text:p text:style-name="P63">The following object methods are added to the mixins:</text:p>
      <text:p text:style-name="P63"/>
      <text:p text:style-name="P56">&lt;void&gt; OBJECT:sendMessage(recipient &lt;string/object&gt;, [name &lt;string&gt;], [body &lt;table&gt;])</text:p>
      <text:p text:style-name="P56"/>
      <text:p text:style-name="P63">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3"/>
      <text:p text:style-name="P56">&lt;void&gt; OBJECT:sendMessageLater(recipient &lt;string/object&gt;, [name &lt;string&gt;], [body &lt;table&gt;], [delay &lt;number&gt;])</text:p>
      <text:p text:style-name="P56"/>
      <text:p text:style-name="P63">As above but sends the message after delay seconds have elapsed.</text:p>
      <text:p text:style-name="P63"/>
      <text:p text:style-name="P15">Handler</text:p>
      <text:p text:style-name="P64"/>
      <text:p text:style-name="P57">OBJECT:onMessage(sender,name,body)</text:p>
      <text:p text:style-name="P57"/>
      <text:p text:style-name="P64">Message received from the sender, name is the string name, body is extra data sent with the message as defined by the user. <text:span text:style-name="T7">The handler is not called if the object has been deleted.</text:span></text:p>
      <text:p text:style-name="P64"/>
      <text:p text:style-name="P7"/>
      <text:p text:style-name="P77">Timers</text:p>
      <text:p text:style-name="P7"/>
      <text:p text:style-name="P65">Timers are implemented as a seperate object, sent asynchronously on an enterFrame event. <text:s/></text:p>
      <text:p text:style-name="P65"/>
      <text:p text:style-name="P58">&lt;void&gt; OBJECT:addSingleTimer(period &lt;number&gt;, [tag &lt;string&gt;])</text:p>
      <text:p text:style-name="P58">&lt;void&gt; OBJECT:addRepeatingTimer(period &lt;number&gt;, [tag &lt;string&gt;])</text:p>
      <text:p text:style-name="P58">&lt;void&gt; OBJECT:addMultiTimer(period &lt;number&gt;,count &lt;number&gt;,[tag &lt;string&gt;])</text:p>
      <text:p text:style-name="P58"/>
      <text:p text:style-name="P65">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5"/>
      <text:p text:style-name="P58">&lt;void&gt; OBJECT:cancelTimer(tag &lt;string&gt;)</text:p>
      <text:p text:style-name="P58"/>
      <text:p text:style-name="P65">Cancel the object with the given tag. <text:span text:style-name="T8">It is not possible to cancel timers without a tag.</text:span></text:p>
      <text:p text:style-name="P65"/>
      <text:p text:style-name="P16">Handler</text:p>
      <text:p text:style-name="P16"/>
      <text:p text:style-name="P66">OBJECT:onTimer(tag &lt;string&gt;)</text:p>
      <text:p text:style-name="P65"/>
      <text:p text:style-name="P66">this is called when a timer is fired.</text:p>
      <text:p text:style-name="P66"/>
      <text:p text:style-name="P9"><text:span text:style-name="T10">Class : system.c</text:span>ollection</text:p>
      <text:p text:style-name="P67"/>
      <text:p text:style-name="P69">A collection is a connected collection of objects. The collections destructor also destroys all its child objects.</text:p>
      <text:p text:style-name="P69"/>
      <text:p text:style-name="P69">Collection class methods:</text:p>
      <text:p text:style-name="P69"/>
      <text:p text:style-name="P59">&lt;object&gt; Collection:new(className &lt;string&gt;, data &lt;table&gt;)</text:p>
      <text:p text:style-name="P59"/>
      <text:p text:style-name="P69">This is functionally equivalent to framework:new() but adds the object to the collections internal <text:span text:style-name="T13">queue by giving it a unique tag, this is also used by the getCollection() method.</text:span></text:p>
      <text:p text:style-name="P69"/>
      <text:p text:style-name="P59">&lt;string&gt; makeTag(base &lt;string&gt;)</text:p>
      <text:p text:style-name="P69"/>
      <text:p text:style-name="P69">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69"/>
      <text:p text:style-name="P59">&lt;count&gt;,&lt;table&gt; getCollection()</text:p>
      <text:p text:style-name="P59"/>
      <text:p text:style-name="P69">Get a <text:span text:style-name="T13">count and </text:span>table of all objects in this collection. </text:p>
      <text:p text:style-name="P68"/>
      <text:p text:style-name="P8">Class : <text:span text:style-name="T15">game.s</text:span>cene (subclass of Collection)</text:p>
      <text:p text:style-name="P8"/>
      <text:p text:style-name="P28">A scene is a collection with an associated display group and an internal updating system which is driven by enterFrame. It is the equivalent of the display part of a scene in Corona.</text:p>
      <text:p text:style-name="P28"/>
      <text:p text:style-name="P48">&lt;object&gt; Scene:new(className &lt;string&gt;, data &lt;table&gt;)</text:p>
      <text:p text:style-name="P48"/>
      <text:p text:style-name="P28">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8"><text:soft-page-break/></text:p>
      <text:p text:style-name="P50">&lt;container&gt; Scene:getContainer()</text:p>
      <text:p text:style-name="P50"/>
      <text:p text:style-name="P31">Get the scenes container, creating it if necessary.</text:p>
      <text:p text:style-name="P31"/>
      <text:p text:style-name="P17">Handler</text:p>
      <text:p text:style-name="P17"/>
      <text:p text:style-name="P48">&lt;void&gt; Scene:onUpdate(deltaTime,currentTime)</text:p>
      <text:p text:style-name="P29"/>
      <text:p text:style-name="P29">Scenes tag enterFrame ; when this is received they check all their collection objects to see if they have an onUpdate() method. If so, this is called</text:p>
      <text:p text:style-name="P29"/>
      <text:p text:style-name="P49">&lt;table&gt; Scene:getDisplayObjects()</text:p>
      <text:p text:style-name="P30"/>
      <text:p text:style-name="P30">Should return a list of all the display objects in this object, so they can be put into a group.</text:p>
      <text:p text:style-name="P30"/>
      <text:p text:style-name="P28">The destructor deletes all objects then removes the display container if there is one.</text:p>
      <text:p text:style-name="P34"/>
      <text:p text:style-name="P12">Class : system.fsm (Finite State Machine)</text:p>
      <text:p text:style-name="P12"/>
      <text:p text:style-name="P33">A simple finite state machine. All strings are case insensitive. </text:p>
      <text:p text:style-name="P54"/>
      <text:p text:style-name="P74">Adds a new state to the finite state machine.</text:p>
      <text:p text:style-name="P74"/>
      <text:p text:style-name="P54">&lt;object&gt; addState(state &lt;string&gt;, [{ event : <text:span text:style-name="T28">target</text:span>, event : <text:span text:style-name="T28">target</text:span> }])</text:p>
      <text:p text:style-name="P54"/>
      <text:p text:style-name="P74">Add a state with zero or more transitions to a finite state machine. </text:p>
      <text:p text:style-name="P74"/>
      <text:p text:style-name="P54">&lt;object&gt; start([startState &lt;string&gt;])</text:p>
      <text:p text:style-name="P54"/>
      <text:p text:style-name="P74">Starts the fsm after validating its completeness (primarily that all states are defined). Defaults to “start”</text:p>
      <text:p text:style-name="P54"/>
      <text:p text:style-name="P54">&lt;object&gt; event(eventName &lt;string&gt;)</text:p>
      <text:p text:style-name="P54"/>
      <text:p text:style-name="P74">Trigger an event.</text:p>
      <text:p text:style-name="P33"/>
      <text:p text:style-name="P54">&lt;object&gt; setBroadcastTag([tagName &lt;string&gt;])</text:p>
      <text:p text:style-name="P54"/>
      <text:p text:style-name="P33">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3"/>
      <text:p text:style-name="P10"/>
      <text:p text:style-name="P79"/>
      <text:p text:style-name="P13">Class : game.sceneManager</text:p>
      <text:p text:style-name="P13"/>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7">game.manager</text:span> class. Developers should subclass th<text:span text:style-name="T27">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5">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ext:span text:style-name="T30">combination of the </text:span>table passed to the Game's fsm event handler <text:span text:style-name="T30">and the data supplied in the objects constructor, the former taking priority</text:span>).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 </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78">Class : game.manager</text:p>
      <text:p text:style-name="P14"/>
      <text:p text:style-name="P81">The game.manager class runs the whole game ; it is a combination of three things, a finite state machine <text:span text:style-name="T29">or similar</text:span> <text:span text:style-name="T26">describing how switches between scenes occur</text:span>, a collection of game.sceneManager instances, one for each of the states which creates or deletes scenes, and a transition system which manages the transitions. </text:p>
      <text:p text:style-name="P81"/>
      <text:p text:style-name="P83">The control object, usually a finite state machine variant, is assigned to the game manager. It is passed events and data in a table, these correspond to events in the game which may precipitate a scene switch, such as running out of lives. </text:p>
      <text:p text:style-name="P83"/>
      <text:p text:style-name="P83">The control object is handled via asynchronous messaging. It is sent an “event” message with a body of { name = &lt;event Name&gt;, data = &lt;event data&gt;, notify = &lt;object&gt; } - the data is things that need to be passed on to a subsequent scene. In return it, asynchronously again, sends the 'notify' object , which is not necessarily the object sending the message, a return message as follows.</text:p>
      <text:p text:style-name="P83"/>
      <text:p text:style-name="P83"><text:tab/>{</text:p>
      <text:p text:style-name="P83"><text:tab/><text:tab/><text:span text:style-name="T30">sceneIdentifier = unique scene identifier , normally the state name.</text:span></text:p>
      <text:p text:style-name="P83"><text:tab/><text:tab/>sceneInstance = game.sceneManager or a subclass, the new scene.</text:p>
      <text:p text:style-name="P83"><text:tab/><text:tab/>transitionType = <text:span text:style-name="T30">transition name (defaults to “fade”)</text:span></text:p>
      <text:p text:style-name="P83"><text:tab/><text:tab/><text:span text:style-name="T30">transitionTime = transition time in seconds (defaults to 0.75)</text:span></text:p>
      <text:p text:style-name="P83"><text:tab/><text:span text:style-name="T30">}</text:span></text:p>
      <text:p text:style-name="P83"/>
      <text:p text:style-name="P84">The game manager then transitions between the two classes (if there was an old one), manipulating the new scene instance received with the current scene, starting and stopping the scenes as described previously.</text:p>
      <text:p text:style-name="P84"/>
      <text:p text:style-name="P84">The following method <text:span text:style-name="T31">is</text:span> defined <text:span text:style-name="T33">(as part of the generic object methods).</text:span></text:p>
      <text:p text:style-name="P84"/>
      <text:p text:style-name="P87">OBJECT:performGameEvent(name &lt;string&gt;,[data &lt;table&gt;])</text:p>
      <text:p text:style-name="P84"/>
      <text:p text:style-name="P84">Triggers an event. If the name is <text:span text:style-name="T31">nil</text:span>, then this is an instruction to the control object to go into its default state (in an FSM, to go to the 'start' state). <text:span text:style-name="T31">The name sent is an empty string.</text:span></text:p>
      <text:p text:style-name="P85"/>
      <text:p text:style-name="P11">Factory Classes for Mixin Objects</text:p>
      <text:p text:style-name="P11"/>
      <text:p text:style-name="P35">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7"/>
      <text:p text:style-name="P35">Instead of Framework:new() creating the object, we want the object to be created by the class itself. <text:s/>This is done using the createMixinObject() method. If this exists in a prototype, it is called to create the new Object.</text:p>
      <text:p text:style-name="P27"/>
      <text:p text:style-name="P35">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5"/>
      <text:p text:style-name="P38">For this reason it is not recommended that this be used with very complicated objects. The main advantage is that the object inherits all the functionality of the original. </text:p>
      <text:p text:style-name="P82"/>
      <text:p text:style-name="P86">There is an example of this in the numbers.score class in main_numbers.lua</text:p>
      <text:p text:style-name="P27">TODO:Game system <text:span text:style-name="T32">(implementation)</text:span></text:p>
      <text:p text:style-name="P71">TODO:An Atari 2600 game, <text:span text:style-name="T32">Turmoil looks quite lik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0T22:10:32.400900000</dc:date>
    <meta:editing-duration>PT7H37M7S</meta:editing-duration>
    <meta:editing-cycles>79</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34" meta:word-count="2419" meta:character-count="15614" meta:non-whitespace-character-count="13293"/>
  </office:meta>
</office:document-meta>
</file>